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61E00000279421770D7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ff3333" draw:marker-start-width="0.355cm" draw:marker-end-width="0.35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1" style:family="paragraph">
      <style:paragraph-properties fo:text-align="center"/>
    </style:style>
    <style:style style:name="P2" style:family="paragraph">
      <style:text-properties fo:font-family="'LM Sans 10'" style:font-family-generic="swiss" style:font-pitch="variable" fo:font-size="16pt" style:font-size-asian="16pt" style:font-size-complex="16pt"/>
    </style:style>
    <style:style style:name="T1" style:family="text">
      <style:text-properties fo:font-family="'LM Sans 10'" style:font-family-generic="swiss" style:font-pitch="variable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7.455cm" svg:height="6.6cm" svg:x="0.238cm" svg:y="0.242cm">
          <draw:image xlink:href="Pictures/100000000000061E00000279421770D7.png" xlink:type="simple" xlink:show="embed" xlink:actuate="onLoad">
            <text:p/>
          </draw:image>
        </draw:frame>
        <draw:custom-shape draw:style-name="gr2" draw:text-style-name="P1" draw:layer="layout" svg:width="8.417cm" svg:height="0.617cm" svg:x="1.276cm" svg:y="1.059cm">
          <text:p/>
          <draw:enhanced-geometry svg:viewBox="0 0 21600 21600" draw:type="rectangle" draw:enhanced-path="M 0 0 L 21600 0 21600 21600 0 21600 0 0 Z N"/>
        </draw:custom-shape>
        <draw:line draw:style-name="gr3" draw:layer="layout" svg:x1="13.093cm" svg:y1="1.642cm" svg:x2="9.794cm" svg:y2="1.37cm">
          <text:p/>
        </draw:line>
        <draw:frame draw:style-name="gr4" draw:text-style-name="P2" draw:layer="layout" svg:width="8.912cm" svg:height="2.955cm" svg:x="13.181cm" svg:y="0.687cm">
          <draw:text-box>
            <text:p><text:span text:style-name="T1">Reads in the config files for CxAODMaker and TupleMaker <text:s/>from the previous 2 slides by default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21.971cm" fo:page-height="6.98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iel Buescher</meta:initial-creator>
    <meta:creation-date>2015-02-14T18:15:47</meta:creation-date>
    <dc:date>2015-02-14T18:16:50</dc:date>
    <dc:creator>Daniel Buescher</dc:creator>
    <meta:editing-duration>P0D</meta:editing-duration>
    <meta:editing-cycles>1</meta:editing-cycles>
    <meta:document-statistic meta:object-count="4"/>
    <meta:generator>LibreOffice/4.0.4.2$Linux_X86_64 LibreOffice_project/400m0$Build-2</meta:generator>
  </office:meta>
</office:document-meta>
</file>